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Heading_20_2">
      <style:paragraph-properties fo:margin-top="0cm" fo:margin-bottom="0.247cm" style:contextual-spacing="false" fo:line-height="115%"/>
    </style:style>
    <style:style style:name="P5" style:family="paragraph" style:parent-style-name="Text_20_body" style:list-style-name="L1">
      <style:text-properties officeooo:paragraph-rsid="00334828"/>
    </style:style>
    <style:style style:name="P6" style:family="paragraph" style:parent-style-name="Horizontal_20_Line">
      <style:paragraph-properties fo:margin-top="0cm" fo:margin-bottom="0.247cm" style:contextual-spacing="false" fo:line-height="115%"/>
    </style:style>
    <style:style style:name="P7" style:family="paragraph" style:parent-style-name="Text_20_body" style:list-style-name="L2">
      <style:text-properties officeooo:paragraph-rsid="00334828"/>
    </style:style>
    <style:style style:name="P8" style:family="paragraph" style:parent-style-name="Text_20_body">
      <style:text-properties officeooo:paragraph-rsid="002aa22a"/>
    </style:style>
    <style:style style:name="P9" style:family="paragraph" style:parent-style-name="Text_20_body" style:list-style-name="L3">
      <style:text-properties officeooo:paragraph-rsid="002aa22a"/>
    </style:style>
    <style:style style:name="P10" style:family="paragraph" style:parent-style-name="Text_20_body">
      <style:text-properties officeooo:paragraph-rsid="001e35bc"/>
    </style:style>
    <style:style style:name="P11" style:family="paragraph" style:parent-style-name="Text_20_body" style:list-style-name="L4">
      <style:text-properties officeooo:paragraph-rsid="001e35bc"/>
    </style:style>
    <style:style style:name="P12" style:family="paragraph" style:parent-style-name="Text_20_body" style:list-style-name="L5">
      <style:text-properties officeooo:paragraph-rsid="0025df76"/>
    </style:style>
    <style:style style:name="P13" style:family="paragraph" style:parent-style-name="Text_20_body" style:list-style-name="L5">
      <style:text-properties officeooo:paragraph-rsid="002aa22a"/>
    </style:style>
    <style:style style:name="P14" style:family="paragraph" style:parent-style-name="Text_20_body" style:list-style-name="L6">
      <style:text-properties officeooo:paragraph-rsid="002aa22a"/>
    </style:style>
    <style:style style:name="P15" style:family="paragraph" style:parent-style-name="Text_20_body" style:list-style-name="L7">
      <style:text-properties officeooo:paragraph-rsid="002bff40"/>
    </style:style>
    <style:style style:name="P16" style:family="paragraph" style:parent-style-name="Horizontal_20_Line">
      <style:paragraph-properties fo:margin-top="0cm" fo:margin-bottom="0.247cm" style:contextual-spacing="false" fo:line-height="115%"/>
      <style:text-properties officeooo:paragraph-rsid="00214b0e"/>
    </style:style>
    <style:style style:name="P17" style:family="paragraph" style:parent-style-name="Text_20_body">
      <style:text-properties officeooo:paragraph-rsid="00265c9b"/>
    </style:style>
    <style:style style:name="P18" style:family="paragraph" style:parent-style-name="Text_20_body" style:list-style-name="L8">
      <style:text-properties officeooo:paragraph-rsid="00265c9b"/>
    </style:style>
    <style:style style:name="P19" style:family="paragraph" style:parent-style-name="Horizontal_20_Line">
      <style:paragraph-properties fo:margin-top="0cm" fo:margin-bottom="0.247cm" style:contextual-spacing="false" fo:line-height="115%"/>
      <style:text-properties officeooo:paragraph-rsid="00265c9b"/>
    </style:style>
    <style:style style:name="P20" style:family="paragraph" style:parent-style-name="Text_20_body" style:list-style-name="L9">
      <style:text-properties officeooo:paragraph-rsid="00269b3d"/>
    </style:style>
    <style:style style:name="P21" style:family="paragraph" style:parent-style-name="Text_20_body" style:list-style-name="L9">
      <style:text-properties officeooo:paragraph-rsid="002e44d7"/>
    </style:style>
    <style:style style:name="P22" style:family="paragraph" style:parent-style-name="Text_20_body">
      <style:text-properties officeooo:paragraph-rsid="002e44d7"/>
    </style:style>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1">
      <style:text-properties officeooo:paragraph-rsid="002bff40"/>
    </style:style>
    <style:style style:name="P26" style:family="paragraph" style:parent-style-name="Text_20_body">
      <style:text-properties officeooo:paragraph-rsid="002bff40"/>
    </style:style>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4">
      <style:text-properties officeooo:paragraph-rsid="00312816"/>
    </style:style>
    <style:style style:name="P32" style:family="paragraph" style:parent-style-name="Text_20_body" style:list-style-name="L15">
      <style:text-properties officeooo:paragraph-rsid="00312816"/>
    </style:style>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6"/>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8"/>
    <style:style style:name="P39" style:family="paragraph" style:parent-style-name="Heading_20_2">
      <style:paragraph-properties fo:margin-top="0cm" fo:margin-bottom="0.247cm" style:contextual-spacing="false" fo:line-height="115%" fo:break-before="page"/>
    </style:style>
    <style:style style:name="P40" style:family="paragraph" style:parent-style-name="Text_20_body" style:list-style-name="L19">
      <style:text-properties officeooo:paragraph-rsid="00312816"/>
    </style:style>
    <style:style style:name="P41" style:family="paragraph" style:parent-style-name="Text_20_body" style:list-style-name="L20">
      <style:text-properties officeooo:paragraph-rsid="00312816"/>
    </style:style>
    <style:style style:name="P42" style:family="paragraph" style:parent-style-name="Text_20_body" style:list-style-name="L21">
      <style:text-properties officeooo:paragraph-rsid="00312816"/>
    </style:style>
    <style:style style:name="T1" style:family="text">
      <style:text-properties fo:font-weight="bold" officeooo:rsid="001cffae" style:font-weight-asian="bold" style:font-weight-complex="bold"/>
    </style:style>
    <style:style style:name="T2" style:family="text">
      <style:text-properties fo:font-weight="bold" style:font-weight-asian="bold" style:font-weight-complex="bold"/>
    </style:style>
    <style:style style:name="T3" style:family="text">
      <style:text-properties officeooo:rsid="00334828"/>
    </style:style>
    <style:style style:name="T4" style:family="text">
      <style:text-properties fo:font-weight="normal" officeooo:rsid="00334828" style:font-weight-asian="normal" style:font-weight-complex="normal"/>
    </style:style>
    <style:style style:name="T5" style:family="text">
      <style:text-properties officeooo:rsid="001cffae"/>
    </style:style>
    <style:style style:name="T6" style:family="text">
      <style:text-properties officeooo:rsid="001e2ab8"/>
    </style:style>
    <style:style style:name="T7" style:family="text">
      <style:text-properties fo:font-weight="bold" officeooo:rsid="001e2ab8"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3e322"/>
    </style:style>
    <style:style style:name="T10" style:family="text">
      <style:text-properties officeooo:rsid="00265c9b"/>
    </style:style>
    <style:style style:name="T11" style:family="text">
      <style:text-properties officeooo:rsid="002bff40"/>
    </style:style>
    <style:style style:name="T12" style:family="text">
      <style:text-properties fo:font-weight="normal" officeooo:rsid="002bff40" style:font-weight-asian="normal" style:font-weight-complex="normal"/>
    </style:style>
    <style:style style:name="T13" style:family="text">
      <style:text-properties officeooo:rsid="002e44d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p>
      <text:h text:style-name="P3" text:outline-level="2"><text:span text:style-name="Strong_20_Emphasis">Slide 1: Title Slide</text:span></text:h>
      <text:p text:style-name="Text_20_body">Good morning. I'm Gabriel, and today I'm solving a fundamental problem plaguing mobile development: <text:span text:style-name="Strong_20_Emphasis">How much does accessibility actually cost?</text:span></text:p>
      <text:p text:style-name="Text_20_body">This research delivers the first comprehensive quantitative framework for measuring mobile accessibility implementation costs. For the first time, project managers can budget accessibility with <text:span text:style-name="Strong_20_Emphasis">empirical data</text:span> rather than fear-based estimates.</text:p>
      <text:p text:style-name="Text_20_body"><text:span text:style-name="Strong_20_Emphasis">Key finding</text:span>: React Native requires <text:span text:style-name="Strong_20_Emphasis">45% less code</text:span> than Flutter for equivalent accessibility implementation. This transforms framework selection from subjective preference to evidence-based decision-making.</text:p>
      <text:p text:style-name="Horizontal_20_Line"/>
      <text:h text:style-name="P4" text:outline-level="2"><text:span text:style-name="Strong_20_Emphasis">Slide 2: "First and not least: Mobile accessibility"</text:span></text:h>
      <text:p text:style-name="Text_20_body">Before diving into our research framework, we must establish the <text:span text:style-name="T1">No</text:span> in today's digital landscape. Mobile accessibility is defined as enabling users to fully perceive, understand, navigate, and interact with digital content regardless of capabilities. But the mobile reality creates unprecedented implementation challenges that existing frameworks weren't designed to address.</text:p>
      <text:list text:style-name="L1">
        <text:list-item>
          <text:p text:style-name="P5">Consider the scale: <text:span text:style-name="T2">1.3 billion people worldwide live with disabilities</text:span> according to WHO 2023 data, while we have 6.8 billion smartphone users globally. This intersection creates massive potential impact for accessibility implementation - but mobile interfaces introduce barriers that didn't exist in web contexts.</text:p>
        </text:list-item>
        <text:list-item>
          <text:p text:style-name="P5">Unlike web accessibility, <text:span text:style-name="T2">mobile presents unique technical constraints</text:span>: touch-based interactions lack precision and require larger targets; limited screen real estate creates tension between content density and accessibility; screen reader gestures may conflict with application gestures requiring alternative methods; and iOS VoiceOver versus Android TalkBack behave fundamentally differently.</text:p>
        </text:list-item>
      </text:list>
      <text:p text:style-name="Text_20_body">These aren't minor variations - they're architecturally different approaches requiring different implementation strategies. This complexity demands systematic, quantitative approaches rather than intuitive methods. </text:p>
      <text:p text:style-name="P6"/>
      <text:h text:style-name="P4" text:outline-level="2"><text:span text:style-name="Strong_20_Emphasis">Slide 3: "First and not least: Mobile challenges"</text:span></text:h>
      <text:p text:style-name="Text_20_body">Mobile accessibility presents systematically different challenges from web accessibility, requiring specialized frameworks and measurement approaches. Let me categorize these into two critical domains.</text:p>
      <text:list text:style-name="L2">
        <text:list-item>
          <text:p text:style-name="P7"><text:span text:style-name="Strong_20_Emphasis">Touch interaction barriers</text:span> create immediate implementation complexity. Target sizes lack standardization across platforms and often fall below accessibility guidelines - we need empirical data to balance interface design with usability requirements. Complex gestures <text:soft-page-break/>exclude users with motor impairments, requiring alternative methods. One-handed operation affects significant portions of users, including those with temporary or permanent constraints.</text:p>
        </text:list-item>
        <text:list-item>
          <text:p text:style-name="P7"><text:span text:style-name="Strong_20_Emphasis">Mobile context issues</text:span> introduce architectural considerations. Small screens fundamentally affect content hierarchy and information architecture, requiring careful accessibility feature prioritization within limited space. </text:p>
          <text:list>
            <text:list-item>
              <text:p text:style-name="P7">Orientation changes disrupt navigation patterns and screen reader focus management, demanding robust responsive accessibility. Performance impact becomes critical - accessibility features must function effectively while maintaining battery efficiency.</text:p>
            </text:list-item>
          </text:list>
        </text:list-item>
      </text:list>
      <text:p text:style-name="Text_20_body">These challenges demonstrate why mobile accessibility cannot simply adapt web approaches - it requires dedicated frameworks, specific implementation patterns, and crucially, quantitative metrics for measuring implementation effectiveness across platforms.</text:p>
      <text:p text:style-name="Horizontal_20_Line"/>
      <text:h text:style-name="P4" text:outline-level="2"><text:span text:style-name="Strong_20_Emphasis">Slide 4: "Accessibility guidelines gap"</text:span></text:h>
      <text:p text:style-name="Text_20_body">Here's where we encounter the fundamental problem that motivated this entire research. We have excellent theoretical foundations, but they're systematically failing to serve mobile developers in practice.</text:p>
      <text:p text:style-name="Text_20_body">Let's examine our current standards landscape with precision. <text:span text:style-name="Strong_20_Emphasis">WCAG 2.2</text:span>, released in October 2023, provides <text:span text:style-name="Strong_20_Emphasis">four core principles</text:span> - <text:span text:style-name="Strong_20_Emphasis">Perceivable, Operable, Understandable, and Robust</text:span> - the POUR framework - along with <text:span text:style-name="Strong_20_Emphasis">three conformance levels: A, AA, and AAA</text:span>. But it remains fundamentally <text:span text:style-name="Strong_20_Emphasis">web-focused</text:span> in its examples and implementation guidance, with success criteria written for web pages, not mobile screens.</text:p>
      <text:p text:style-name="Text_20_body"><text:span text:style-name="Strong_20_Emphasis">MCAG</text:span> from 2015 attempted mobile adaptation, but here's the critical issue - it was <text:span text:style-name="Strong_20_Emphasis">based on WCAG 2.0</text:span>, missing crucial criteria from WCAG 2.1 and 2.2 that specifically address mobile interaction patterns like <text:span text:style-name="Strong_20_Emphasis">touch target sizing, pointer gestures, and orientation handling</text:span>. <text:span text:style-name="Strong_20_Emphasis">WCAG2Mobile</text:span>, introduced in January 2025 by the W3C Mobile Accessibility Task Force, offers the most recent mobile guidance, but crucially provides <text:span text:style-name="Strong_20_Emphasis">only interpretations of existing criteria, not implementation frameworks</text:span>.</text:p>
      <text:p text:style-name="Text_20_body">This creates three cascading problems that directly impact development practice. First, we have an <text:span text:style-name="Strong_20_Emphasis">outdated foundation</text:span>. MCAG lacks the mobile-specific criteria from WCAG 2.1 and 2.2 that address <text:span text:style-name="T3">specific mobile criteria (es. </text:span><text:span text:style-name="Strong_20_Emphasis">2.5.5 Target Size Enhanced, 2.4.11 Focus Not Obscured, and 2.5.8 Target Size Minimum</text:span><text:span text:style-name="Strong_20_Emphasis"><text:span text:style-name="T4">)</text:span></text:span>. These aren't minor gaps - they're fundamental missing pieces for modern mobile accessibility.</text:p>
      <text:p text:style-name="Text_20_body">Second, there's a massive <text:span text:style-name="Strong_20_Emphasis">implementation void</text:span>. None of these standards provide practical frameworks for mobile developers. They tell you <text:span text:style-name="Strong_20_Emphasis">what to achieve</text:span> - 'ensure content is perceivable' - but not <text:span text:style-name="Strong_20_Emphasis">how to achieve it</text:span> with accessibilityLabel properties in React Native versus Semantics widgets in Flutter, or what the relative costs are for different approaches.</text:p>
      <text:p text:style-name="Text_20_body">Third, <text:span text:style-name="Strong_20_Emphasis">knowledge fragmentation</text:span> has become endemic. Resources are scattered across documentation sites, blog posts, and community forums, with unclear cost implications and no systematic comparison methodologies. The <text:span text:style-name="T2">result</text:span> is that mobile developers fundamentally lack <text:soft-page-break/>comprehensive accessibility implementation guidance, forcing them to piece together approaches without understanding trade-offs or implementation costs.</text:p>
      <text:p text:style-name="P6"/>
      <text:h text:style-name="P4" text:outline-level="2"><text:span text:style-name="Strong_20_Emphasis">Slide 5: "Platform implementation gap"</text:span></text:h>
      <text:p text:style-name="Text_20_body">Now we reach the technical complexity that makes systematic measurement so critical. The platform fragmentation in mobile accessibility is genuinely staggering and creates implementation challenges that simply don't exist in web development.</text:p>
      <text:p text:style-name="Text_20_body">Consider the platform differences we're dealing with. <text:span text:style-name="Strong_20_Emphasis">iOS</text:span> implements <text:span text:style-name="Strong_20_Emphasis">VoiceOver</text:span> with its unique gesture system - three-finger swipes, rotor navigation, and specific announcement patterns. It includes <text:span text:style-name="Strong_20_Emphasis">Voice Control</text:span> for users who can't perform touch gestures, and <text:span text:style-name="Strong_20_Emphasis">Switch Control</text:span> for alternative navigation methods. <text:span text:style-name="Strong_20_Emphasis">Android</text:span> provides <text:span text:style-name="Strong_20_Emphasis">TalkBack</text:span> with completely different gesture patterns - two-finger scrolling, different focus management, and distinct announcement behaviors. It includes <text:span text:style-name="Strong_20_Emphasis">Switch Access</text:span> and keyboard navigation that behaves fundamentally differently than iOS equivalents.</text:p>
      <text:p text:style-name="Text_20_body">These aren't minor variations - they're architecturally different approaches to accessibility that require different implementation strategies.</text:p>
      <text:p text:style-name="Text_20_body">Frameworks attempt to bridge this complexity through divergent architectural philosophies. <text:span text:style-name="Strong_20_Emphasis">Flutter</text:span> takes the unified approach - it constructs a <text:span text:style-name="Strong_20_Emphasis">single accessibility tree</text:span> that gets translated to platform-specific implementations through what they call a <text:span text:style-name="Strong_20_Emphasis">platform adaptation layer</text:span>. This sounds elegant in theory, but in practice, it means accessibility issues can be obscured by abstraction layers, making debugging and optimization more complex.</text:p>
      <text:p text:style-name="Text_20_body"><text:span text:style-name="Strong_20_Emphasis">React Native</text:span> chooses the opposite philosophy - <text:span text:style-name="Strong_20_Emphasis">platform-specific accessibility props</text:span> that map directly to native APIs through <text:span text:style-name="Strong_20_Emphasis">bridge architecture</text:span>. This maintains platform-native behavior but requires developers to understand platform differences explicitly.</text:p>
      <text:p text:style-name="Text_20_body">Here's where <text:span text:style-name="T1">Perinello and Gaggi’s</text:span><text:span text:style-name="Strong_20_Emphasis"><text:span text:style-name="T2"> research</text:span></text:span><text:span text:style-name="T2"> </text:span><text:span text:style-name="T1">applied into Budai’s thesis</text:span><text:span text:style-name="T5"> </text:span>becomes crucia<text:span text:style-name="T5">l</text:span>. Budai conducted systematic Flutter component accessibility testing and documented the fragmented knowledge landscape. His work demonstrated that while Flutter widgets show promise for accessibility, developers lack systematic guidance for comprehensive implementation.</text:p>
      <text:p text:style-name="Text_20_body">But Budai's research revealed the critical gap that defines our research space: <text:span text:style-name="Strong_20_Emphasis">no comprehensive learning resource bridges platforms with quantitative implementation cost analysis</text:span>. Developers are left making framework choices without understanding accessibility implications, implementation overhead, or cross-platform consistency trade-offs.</text:p>
      <text:p text:style-name="P6"/>
      <text:h text:style-name="P4" text:outline-level="2"><text:span text:style-name="Strong_20_Emphasis">Slide 6: "AccessibleHub - Bridging the gap”</text:span></text:h>
      <text:p text:style-name="Text_20_body">This brings us to how AccessibleHub directly addresses these systematic gaps through a dual methodology that serves both immediate practical needs and rigorous research requirements.</text:p>
      <text:p text:style-name="P8">I structured the investigation around three research questions that operationalize the core challenges we've just discussed. </text:p>
      <text:list text:style-name="L3">
        <text:list-item>
          <text:p text:style-name="P9"><text:soft-page-break/><text:span text:style-name="Strong_20_Emphasis">RQ1</text:span> asks whether React Native components are accessible by default - this isn't just academic curiosity, it's fundamental project planning information. If 38% of components work out of the box versus 32%, that dramatically changes development timelines and resource allocation.</text:p>
        </text:list-item>
        <text:list-item>
          <text:p text:style-name="P9"><text:span text:style-name="Strong_20_Emphasis">RQ2</text:span> examines whether non-accessible components can be made accessible - this validates framework capabilities and identifies potential limitations or complexity barriers that might make certain accessibility features impractical or prohibitively expensive to implement.</text:p>
        </text:list-item>
        <text:list-item>
          <text:p text:style-name="P9"><text:span text:style-name="Strong_20_Emphasis">RQ3</text:span> - and this is the fundamental question - quantifies implementation cost through <text:span text:style-name="Strong_20_Emphasis">lines of code analysis</text:span>. How many lines of code must be added to components to make them accessible? <text:span text:style-name="T6">A practical example coming from this research:</text:span> <text:span text:style-name="Strong_20_Emphasis">text language implementation</text:span> requires <text:span text:style-name="Strong_20_Emphasis">7 lines in React Native versus 21 lines in Flutter</text:span> - that's a <text:span text:style-name="Strong_20_Emphasis">200% overhead difference</text:span>. </text:p>
        </text:list-item>
      </text:list>
      <text:p text:style-name="Text_20_body">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Text_20_body">When developers use AccessibleHub to learn button accessibility implementation, they're accessing the results of systematic measurement showing exactly how many lines of code, what complexity factors, and which WCAG criteria are involved. This transforms the abstract question 'how much will accessibility cost?' into empirical data that project managers can use for sprint planning and resource estimation</text:p>
      <text:p text:style-name="Horizontal_20_Line"/>
      <text:h text:style-name="P4" text:outline-level="2"><text:span text:style-name="Strong_20_Emphasis">Slide 7: "AccessibleHub - Overview"</text:span></text:h>
      <text:p text:style-name="Text_20_body">Now let me show you how AccessibleHub through its comprehensive five-section architecture, where each component serves dual educational and research functions through systematic measurement – <text:span text:style-name="T7">in case talk to prof. and see if we want to add a video here. </text:span></text:p>
      <text:p text:style-name="P10"><text:span text:style-name="Strong_20_Emphasis">Accessible Components</text:span> forms the practical foundation. Developers access over 20 UI implementation patterns organized into four progressive categories. </text:p>
      <text:list text:style-name="L4">
        <text:list-item>
          <text:p text:style-name="P11"><text:span text:style-name="Strong_20_Emphasis">Buttons and Touchables</text:span> covers fundamental interaction accessibility - the building blocks every mobile app needs;</text:p>
        </text:list-item>
        <text:list-item>
          <text:p text:style-name="P11"><text:span text:style-name="Strong_20_Emphasis">Forms</text:span> addresses complex input patterns that go beyond basic compliance into real-world usability;</text:p>
        </text:list-item>
        <text:list-item>
          <text:p text:style-name="P11"><text:span text:style-name="Strong_20_Emphasis">Dialogs</text:span> manages focus behavior in modal contexts, one of the trickiest accessibility challenges in mobile development;</text:p>
        </text:list-item>
        <text:list-item>
          <text:p text:style-name="P11"><text:span text:style-name="Strong_20_Emphasis">Media</text:span> implements comprehensive alternative content strategies beyond simple alt text.</text:p>
        </text:list-item>
      </text:list>
      <text:p text:style-name="Text_20_body">Each category provides complete, copyable code examples that developers can integrate directly into their projects. But this isn't just documentation - every pattern generates precise Implementation Overhead measurements. When developers view button accessibility implementation, they're seeing the results of systematic analysis showing that basic button <text:soft-page-break/>accessibility requires exactly 12 lines in React Native with 13.3% overhead and Low complexity classification.</text:p>
      <text:p text:style-name="P10"><text:span text:style-name="Strong_20_Emphasis">Best Practices</text:span> directly attacks the WCAG abstraction problem we discussed. Instead of abstract guidance like 'ensure proper heading structure,' developers see the exact implementation: accessibilityRole="header" with specific WCAG 2.2 criteria mapping. </text:p>
      <text:list text:continue-numbering="true" text:style-name="L4">
        <text:list-item>
          <text:p text:style-name="P11"><text:span text:style-name="Strong_20_Emphasis">WCAG Guidelines</text:span> provides concrete implementation patterns;</text:p>
        </text:list-item>
        <text:list-item>
          <text:p text:style-name="P11"><text:span text:style-name="Strong_20_Emphasis">Gesture Tutorials</text:span> demonstrates interaction equivalence;</text:p>
        </text:list-item>
        <text:list-item>
          <text:p text:style-name="P11"><text:span text:style-name="Strong_20_Emphasis">Semantic Structure</text:span> establishes hierarchical organization;</text:p>
        </text:list-item>
        <text:list-item>
          <text:p text:style-name="P11"><text:span text:style-name="Strong_20_Emphasis">Logical Navigation</text:span> manages focus behavior;</text:p>
        </text:list-item>
        <text:list-item>
          <text:p text:style-name="P11"><text:span text:style-name="Strong_20_Emphasis">Screen Reader Support</text:span> provides adaptive guidance based on our empirical testing results.</text:p>
        </text:list-item>
      </text:list>
      <text:p text:style-name="P10"><text:span text:style-name="Strong_20_Emphasis">Tools and Settings</text:span> creates our comprehensive testing methodology documentation while providing practical customization options. </text:p>
      <text:list text:continue-numbering="true" text:style-name="L4">
        <text:list-item>
          <text:p text:style-name="P11"><text:span text:style-name="Strong_20_Emphasis">Tools</text:span> catalogues testing resources for real development workflows - not just links, but integrated guidance for how these tools fit into actual development processes;</text:p>
        </text:list-item>
        <text:list-item>
          <text:p text:style-name="P11"><text:span text:style-name="Strong_20_Emphasis">Settings</text:span> demonstrates accessibility customization through live examples - dark mode, high contrast adjustment, reduced motion, text scaling - that developers can experience firsthand. This reinforces that accessibility is about personalization rather than one-size-fits-all solutions.</text:p>
        </text:list-item>
      </text:list>
      <text:p text:style-name="Text_20_body"><text:span text:style-name="Strong_20_Emphasis">Framework Comparison</text:span> operationalizes our complete research methodology into an interactive analysis tool. Users explore the architectural differences between React Native's property-based model and Flutter's widget-based approach, examine empirical implementation overhead measurements, and analyze Screen Reader Support Scores based on our systematic testing across both VoiceOver and TalkBack.</text:p>
      <text:p text:style-name="Text_20_body"><text:span text:style-name="Strong_20_Emphasis">Instruction and Community</text:span> addresses accessibility's collaborative nature, providing pathways for ongoing learning and community connection beyond individual technical implementation.</text:p>
      <text:p text:style-name="Text_20_body">The research innovation emerges from comprehensive measurement: every screen analyzed as a controlled case study, over 20 components tested systematically with both major screen readers, and cross-platform validation ensuring implementation patterns work universally. This creates the first empirical framework where educational content directly reflects quantified research findings, bridging theory to practice through systematic measurement rather than anecdotal guidance.</text:p>
      <text:p text:style-name="P6"/>
      <text:h text:style-name="P4" text:outline-level="2"><text:span text:style-name="Strong_20_Emphasis">Slide 8: "Systematic analysis approach"</text:span></text:h>
      <text:p text:style-name="Text_20_body">Here's the methodological innovation that makes this research possible - what I call the systematic solution to the <text:span text:style-name="Strong_20_Emphasis">WCAG transformation challenge</text:span> that forms the core of our accessibility implementation guidelines methodology.</text:p>
      <text:p text:style-name="Text_20_body">The fundamental challenge is this: WCAG guidelines exist at a level of abstraction that makes direct implementation nearly impossible. Look at this transformation methodology - it shows exactly how I bridge that gap through <text:span text:style-name="Strong_20_Emphasis">three systematic layers</text:span> that embeds accessibility into the development process rather than treating it as post-implementation testing.</text:p>
      <text:list text:style-name="L5">
        <text:list-item>
          <text:p text:style-name="P12"><text:soft-page-break/><text:span text:style-name="Strong_20_Emphasis">Layer one: Theoretical foundation.</text:span> This encompasses the abstract principles and success criteria defined by <text:span text:style-name="T2">WCAG, MCAG</text:span><text:span text:style-name="T8">, and</text:span><text:span text:style-name="T2"> </text:span><text:span text:style-name="Strong_20_Emphasis"><text:span text:style-name="T2">WCAG2Mobile</text:span></text:span>. For example, WCAG's four core principles require that content be perceivable, operable, understandable, and robust. But these criteria serve only as our analytical benchmark - they don't tell developers how to code.</text:p>
        </text:list-item>
        <text:list-item>
          <text:p text:style-name="P13"><text:span text:style-name="Strong_20_Emphasis">Layer two: Implementation patterns.</text:span> Here's where the innovation happens - I translate abstract requirements into concrete code structures within mobile development contexts. </text:p>
          <text:list>
            <text:list-item>
              <text:p text:style-name="P13">This involves systematic use of React Native <text:span text:style-name="T9">accessible </text:span>properties like <text:span text:style-name="Source_20_Text">accessibilityLabel</text:span> and <text:span text:style-name="Source_20_Text">accessibilityRole</text:span>, but more importantly, it establishes <text:span text:style-name="Strong_20_Emphasis">replicable patterns</text:span> that developers can apply consistently. Every pattern is tested, measured, and validated.</text:p>
            </text:list-item>
          </text:list>
        </text:list-item>
        <text:list-item>
          <text:p text:style-name="P12"><text:span text:style-name="Strong_20_Emphasis">Layer three: Screen-based analysis.</text:span> This considers how end users actually interact with components through assistive technologies - proper focus management, screen reader behavior, real-world usability context. This isn't theoretical - it's empirical testing with <text:span text:style-name="Strong_20_Emphasis">VoiceOver on iPhone 14 with iOS 16</text:span> and <text:span text:style-name="Strong_20_Emphasis">TalkBack on Google Pixel 7 with Android 15</text:span>.</text:p>
        </text:list-item>
      </text:list>
      <text:p text:style-name="Text_20_body">The <text:span text:style-name="Strong_20_Emphasis">basic workflow</text:span> demonstrates how this enables data-driven accessibility decisions: <text:span text:style-name="Strong_20_Emphasis">Abstract WCAG principles</text:span> transform into <text:span text:style-name="Strong_20_Emphasis">Implementation Patterns</text:span>, which generate <text:span text:style-name="Strong_20_Emphasis">Quantified Metrics</text:span>, which populate our <text:span text:style-name="Strong_20_Emphasis">Educational Platform</text:span>. Each stage builds on systematic measurement rather than subjective assessment.</text:p>
      <text:p text:style-name="Text_20_body">But here's what makes this revolutionary: I first map UI elements to their semantic roles, then link each component to relevant WCAG and MCAG criteria with both minimum compliance and potential enhancements, and finally describe the technical solution with <text:span text:style-name="Strong_20_Emphasis">quantified overhead analysis</text:span>. This structured approach doesn't just bridge abstract guidelines to code - it generates the empirical data that enables evidence-based framework comparison and project planning.</text:p>
      <text:p text:style-name="Text_20_body">This approach scales from the <text:span text:style-name="Strong_20_Emphasis">individual screen analysis in Section 3.4</text:span>, extends through <text:span text:style-name="Strong_20_Emphasis">comprehensive screen documentation in technical appendix Chapter 1</text:span>, and establishes the <text:span text:style-name="Strong_20_Emphasis">foundation for comparative framework analysis in Chapter 4</text:span>. The systematic nature ensures that when we compare React Native and Flutter, we're applying identical evaluation criteria rather than subjective assessment.</text:p>
      <text:p text:style-name="P6"/>
      <text:h text:style-name="P4" text:outline-level="2"><text:span text:style-name="Strong_20_Emphasis">Slide 9: "Systematic analysis - Example (1)"</text:span></text:h>
      <text:p text:style-name="Text_20_body">Now let me show you exactly how this three-layer systematic methodology works in practice through the <text:span text:style-name="Strong_20_Emphasis">Components screen analysis</text:span> - demonstrating the accessibility implementation guidelines methodology applied to real interface components with measurable, replicable results.</text:p>
      <text:p text:style-name="P8">What you're seeing here represents <text:span text:style-name="T10">how the</text:span> <text:span text:style-name="Strong_20_Emphasis">three-layer approach </text:span><text:span text:style-name="Strong_20_Emphasis"><text:span text:style-name="T10">works in practice</text:span></text:span>. The Components screen isn't just educational content - it's a <text:span text:style-name="Strong_20_Emphasis">controlled case study</text:span> where every element undergoes identical systematic evaluation, generating the empirical data that supports our comparative framework analysis. Here's how the <text:span text:style-name="Strong_20_Emphasis">three-layer methodology</text:span> works in practice:</text:p>
      <text:list text:style-name="L6">
        <text:list-item>
          <text:p text:style-name="P14"><text:span text:style-name="Strong_20_Emphasis">Layer one</text:span> establishes our theoretical foundation - each interface component maps to specific WCAG 2.2 criteria with <text:span text:style-name="Strong_20_Emphasis">WCAG2Mobile mobile-specific considerations</text:span>. The <text:span text:style-name="Strong_20_Emphasis">Buttons &amp; Touchables</text:span> section addresses <text:span text:style-name="Strong_20_Emphasis">Success Criteria 2.5.8 Target Size, 4.1.2 Name </text:span><text:soft-page-break/><text:span text:style-name="Strong_20_Emphasis">Role Value, and 2.5.2 Pointer Cancellation</text:span> with mobile interpretations for touch target optimization and one-handed operation.</text:p>
        </text:list-item>
        <text:list-item>
          <text:p text:style-name="P14"><text:span text:style-name="Strong_20_Emphasis">Layer two</text:span> translates these requirements into <text:span text:style-name="Strong_20_Emphasis">implementation patterns</text:span>. Essential components like buttons require basic accessibility properties with <text:span text:style-name="Strong_20_Emphasis">Low complexity impact</text:span> - semantic roles, proper sizing, haptic feedback. Complex components like form controls require <text:span text:style-name="Strong_20_Emphasis">state management, error handling, validation feedback</text:span> with <text:span text:style-name="Strong_20_Emphasis">Medium complexity classification</text:span>. Advanced components like modal dialogs require <text:span text:style-name="Strong_20_Emphasis">focus management, announcement sequences, navigation coordination</text:span> with <text:span text:style-name="Strong_20_Emphasis">High complexity factors</text:span>.</text:p>
        </text:list-item>
        <text:list-item>
          <text:p text:style-name="P14"><text:span text:style-name="Strong_20_Emphasis">Layer three</text:span> captures the <text:span text:style-name="Strong_20_Emphasis">screen-based analysis through empirical testing</text:span>. Every component undergoes systematic screen reader testing across both platforms, following identical protocols for announcement quality, gesture support, role communication, and focus management.</text:p>
        </text:list-item>
      </text:list>
      <text:p text:style-name="Text_20_body">This systematic analysis reveals patterns that would be invisible to anecdotal evaluation. <text:span text:style-name="Strong_20_Emphasis">Accessibility complexity correlates with interaction patterns rather than visual design complexity</text:span>. A sophisticated visual interface with simple interactions requires minimal accessibility work. A basic interface with complex form validation requires substantial accessibility implementation effort. </text:p>
      <text:p text:style-name="Text_20_body">Every component you see here represents <text:span text:style-name="Strong_20_Emphasis">controlled measurement</text:span> generating empirical data about implementation costs, complexity factors, and cross-platform compatibility</text:p>
      <text:p text:style-name="P6"/>
      <text:h text:style-name="P4" text:outline-level="2"><text:span text:style-name="Strong_20_Emphasis">Slide 10: "Systematic analysis - Example (2)"</text:span></text:h>
      <text:p text:style-name="Text_20_body"><text:span text:style-name="Strong_20_Emphasis"><text:span text:style-name="T8">This slide</text:span></text:span><text:span text:style-name="Strong_20_Emphasis"> reveals the detailed empirical foundation underlying our systematic methodology - </text:span><text:span text:style-name="Strong_20_Emphasis"><text:span text:style-name="T8">these are the actual measurement frameworks that enable rigorous comparative analysis and bridge our accessibility implementation guidelines to framework evaluation.</text:span></text:span></text:p>
      <text:list text:style-name="L7">
        <text:list-item>
          <text:p text:style-name="P15"><text:span text:style-name="Strong_20_Emphasis">Table 3.5 demonstrates component-criteria mapping with WCAG2Mobile considerations</text:span> - the systematic operationalization of our layer one theoretical foundation. </text:p>
          <text:list>
            <text:list-item>
              <text:p text:style-name="P15">Look at this ScrollView Container analysis: it maps to <text:span text:style-name="Strong_20_Emphasis">WCAG 2.2 Success Criteria 2.1.1 Keyboard and 2.4.3 Focus Order</text:span>, but <text:span text:style-name="Strong_20_Emphasis">WCAG2Mobile considerations</text:span> include <text:span text:style-name="Strong_20_Emphasis">screen-based navigation patterns and touch-based scrolling alternatives</text:span>. </text:p>
            </text:list-item>
            <text:list-item>
              <text:p text:style-name="P15">The implementation properties show the exact code patterns required: <text:span text:style-name="Source_20_Text">accessibilityRole="scrollview"</text:span> and <text:span text:style-name="Source_20_Text">accessibilityLabel="Accessibility Components Screen"</text:span>. This isn't theoretical - this represents <text:span text:style-name="Strong_20_Emphasis">systematic mapping methodology</text:span> applied consistently across all components.</text:p>
            </text:list-item>
          </text:list>
        </text:list-item>
        <text:list-item>
          <text:p text:style-name="P15"><text:span text:style-name="Strong_20_Emphasis">Table 3.6 shows empirical screen reader testing with WCAG2Mobile focus</text:span> - our <text:span text:style-name="Strong_20_Emphasis">layer three screen-based analysis</text:span> operationalized through formal testing protocols. </text:p>
          <text:list>
            <text:list-item>
              <text:p text:style-name="P15">The Screen Title test case demonstrates <text:span text:style-name="Strong_20_Emphasis">systematic validation methodology</text:span>: <text:span text:style-name="Strong_20_Emphasis">VoiceOver</text:span> and <text:span text:style-name="Strong_20_Emphasis">TalkBack</text:span> behavior is documented with <text:span text:style-name="Strong_20_Emphasis">WCAG2Mobile considerations</text:span> <text:soft-page-break/>noting that <text:span text:style-name="Strong_20_Emphasis">Success Criteria 1.3.1 and 2.4.6 are interpreted for screens instead of web pages</text:span>. </text:p>
            </text:list-item>
            <text:list-item>
              <text:p text:style-name="P15">This represents <text:span text:style-name="Strong_20_Emphasis">controlled device testing with actual screen readers</text:span> following standardized evaluation protocols.</text:p>
            </text:list-item>
          </text:list>
        </text:list-item>
        <text:list-item>
          <text:p text:style-name="P15"><text:span text:style-name="Strong_20_Emphasis">Table 3.7 provides systematic implementation analysis</text:span> - documenting the structured approach to measuring accessibility implementation requirements. </text:p>
          <text:list>
            <text:list-item>
              <text:p text:style-name="P15"><text:span text:style-name="Strong_20_Emphasis">Semantic Roles</text:span> and <text:span text:style-name="Strong_20_Emphasis">Descriptive Labels</text:span> are analyzed through consistent measurement methodology, with <text:span text:style-name="Strong_20_Emphasis">complexity impact classification</text:span> based on nesting depth, dependency requirements, and property count.</text:p>
            </text:list-item>
          </text:list>
        </text:list-item>
      </text:list>
      <text:p text:style-name="Text_20_body">This is exactly how the systematic methodology scales throughout the research: every component, every screen, every accessibility feature undergoes this <text:span text:style-name="Strong_20_Emphasis">identical analytical framework</text:span>. <text:span text:style-name="Strong_20_Emphasis">Component inventory mapping to WCAG criteria</text:span>, <text:span text:style-name="Strong_20_Emphasis">empirical screen reader testing across both platforms</text:span>, and <text:span text:style-name="Strong_20_Emphasis">systematic implementation analysis</text:span> following standardized protocols.</text:p>
      <text:p text:style-name="Text_20_body">The critical innovation is that this systematic approach enables <text:span text:style-name="Strong_20_Emphasis">methodologically rigorous comparison between frameworks</text:span><text:span text:style-name="Strong_20_Emphasis"><text:span text:style-name="T11">m</text:span></text:span><text:span text:style-name="Strong_20_Emphasis"><text:span text:style-name="T12">, transforming</text:span></text:span> <text:span text:style-name="Strong_20_Emphasis">subjective accessibility assessment into reproducible, empirical analysis</text:span> - establishing the methodological foundation for evidence-based mobile accessibility development guidance</text:p>
      <text:p text:style-name="P16"/>
      <text:h text:style-name="P4" text:outline-level="2"><text:span text:style-name="Strong_20_Emphasis">Slide 11: "Accessibility implementation costs"</text:span></text:h>
      <text:p text:style-name="Text_20_body">Now we reach what I consider the most practically transformative finding of this entire research - the first comprehensive quantitative assessment of accessibility implementation costs that fundamentally changes how we approach project planning and resource allocation.</text:p>
      <text:p text:style-name="Text_20_body">These findings emerge from <text:span text:style-name="Strong_20_Emphasis">Section 4.5 Component Implementation Patterns</text:span> in Chapter 4, where I conducted systematic analysis across equivalent components in both React Native and Flutter. The methodology involved <text:span text:style-name="Strong_20_Emphasis">component equivalence mapping</text:span>, ensuring fair comparison based on component purpose rather than implementation details, followed by <text:span text:style-name="Strong_20_Emphasis">WCAG criteria mapping</text:span> against the same WCAG 2.2 standards used throughout the research.</text:p>
      <text:p text:style-name="Text_20_body">The key finding that accessibility implementation requires <text:span text:style-name="Strong_20_Emphasis">12-23% additional code across component types</text:span> represents a revolution in predictability. For the first time, project managers can budget accessibility implementation with empirical data rather than fear-based estimates or complete uncertainty.</text:p>
      <text:p text:style-name="P17">Let me walk you through what these numbers actually mean. </text:p>
      <text:list text:style-name="L8">
        <text:list-item>
          <text:p text:style-name="P18"><text:span text:style-name="Strong_20_Emphasis">Media components at 12.7% overhead with Low complexity</text:span> represent our baseline - alternative text and captions are essentially metadata additions requiring no behavioral logic changes. </text:p>
        </text:list-item>
        <text:list-item>
          <text:p text:style-name="P18"><text:span text:style-name="Strong_20_Emphasis">Buttons at 13.3%</text:span> introduce semantic role requirements that demand understanding component context and purpose across both VoiceOver and TalkBack with consistent behavior.</text:p>
        </text:list-item>
        <text:list-item>
          <text:p text:style-name="P18"><text:soft-page-break/><text:span text:style-name="Strong_20_Emphasis">Dialogs reach 16.2% with Medium complexity</text:span>, where accessibility implementation becomes <text:span text:style-name="T13">more</text:span> sophisticated. Focus management becomes critical - modal opening requires proper focus transfer, clear purpose announcement, and logical navigation patterns back to underlying content. </text:p>
        </text:list-item>
        <text:list-item>
          <text:p text:style-name="P18"><text:span text:style-name="Strong_20_Emphasis">Forms hit 21.5% overhead</text:span>, representing the most complex accessibility implementation in typical mobile applications. The primary contributors - state management and error handling - require substantial additional logic for validation feedback that works with assistive technology.</text:p>
        </text:list-item>
        <text:list-item>
          <text:p text:style-name="P18"><text:span text:style-name="Strong_20_Emphasis">Advanced components cap at 22.7% with High complexity</text:span> - custom gesture handlers and innovative navigation patterns that don't map to standard accessibility patterns, requiring building accessibility behavior from first principles.</text:p>
        </text:list-item>
      </text:list>
      <text:p text:style-name="Text_20_body">But here's the critical insight: even the most complex components stay under 25% overhead. This isn't the 2x or 3x cost increase that developers fear. The <text:span text:style-name="Strong_20_Emphasis">correlation between interaction complexity and implementation cost</text:span> reflects accessibility's fundamental nature - it's about making interactions comprehensible, which naturally correlates with interaction sophistication rather than visual design complexity.</text:p>
      <text:p text:style-name="P19"/>
      <text:h text:style-name="P4" text:outline-level="2"><text:span text:style-name="Strong_20_Emphasis">Slide 12: "Formal evaluation metrics"</text:span> </text:h>
      <text:p text:style-name="Text_20_body">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list text:style-name="L9">
        <text:list-item>
          <text:p text:style-name="P20"><text:span text:style-name="Strong_20_Emphasis">Implementation Overhead (IMO)</text:span> provides direct code cost measurement through systematic lines-of-code analysis for functionally equivalent implementations. </text:p>
          <text:list>
            <text:list-item>
              <text:p text:style-name="P20">This metric transforms the abstract question "how much will accessibility cost?" into concrete data: form components require <text:span text:style-name="Strong_20_Emphasis">21.5% additional code</text:span> with medium complexity classification, enabling accurate planning and resource allocation with empirical rather than estimated data. </text:p>
            </text:list-item>
          </text:list>
        </text:list-item>
        <text:list-item>
          <text:p text:style-name="P20"><text:span text:style-name="Strong_20_Emphasis">Screen Reader Support Score (SRSS)</text:span> implements systematic Likert scaling through comprehensive empirical testing using <text:span text:style-name="Strong_20_Emphasis">VoiceOver on iPhone 14 with iOS 16</text:span> and <text:span text:style-name="Strong_20_Emphasis">TalkBack on Google Pixel 7 with Android 15</text:span>, evaluating five criteria categories across multiple dimensions. </text:p>
          <text:list>
            <text:list-item>
              <text:p text:style-name="P21"><text:span text:style-name="Strong_20_Emphasis">Announcement Quality (1-5)</text:span>: Completeness, accuracy, and clarity of screen reader announcements </text:p>
            </text:list-item>
            <text:list-item>
              <text:p text:style-name="P21"><text:span text:style-name="Strong_20_Emphasis">Gesture Support (1-5)</text:span>: Support for screen reader-specific gestures and interaction patterns </text:p>
            </text:list-item>
            <text:list-item>
              <text:p text:style-name="P21"><text:span text:style-name="Strong_20_Emphasis">Role Communication (1-5)</text:span>: Correct announcement of component roles and states </text:p>
            </text:list-item>
            <text:list-item>
              <text:p text:style-name="P21"><text:span text:style-name="Strong_20_Emphasis">Focus Management (1-5)</text:span>: Logical focus order and appropriate focus handling </text:p>
            </text:list-item>
          </text:list>
        </text:list-item>
        <text:list-item>
          <text:p text:style-name="P20"><text:soft-page-break/><text:span text:style-name="Strong_20_Emphasis">WCAG Compliance Ratio (WCR)</text:span> measures conformance through systematic evaluation against applicable WCAG 2.2 success criteria using the calculation: <text:span text:style-name="Strong_20_Emphasis">WCR = (Number of satisfied criteria / Total applicable criteria) × 100%</text:span>. </text:p>
          <text:list>
            <text:list-item>
              <text:p text:style-name="P20">Results aggregate by WCAG principle - <text:span text:style-name="Strong_20_Emphasis">Perceivable, Operable, Understandable, Robust</text:span> - enabling identification of specific framework strengths and limitations rather than just overall compliance scores. </text:p>
            </text:list-item>
          </text:list>
        </text:list-item>
        <text:list-item>
          <text:p text:style-name="P20"><text:span text:style-name="Strong_20_Emphasis">Complexity Impact Factor (CIF)</text:span> quantifies implementation difficulty through formal calculation incorporating <text:span text:style-name="Strong_20_Emphasis">weighted factors for nesting depth, dependency requirements, and property count</text:span>. </text:p>
          <text:list>
            <text:list-item>
              <text:p text:style-name="P20">This moves beyond simple line-counting to capture the <text:span text:style-name="Strong_20_Emphasis">cognitive load and structural complexity</text:span> that impact long-term maintainability and developer experience, using a mapping system from qualitative assessments (Low/Medium/High) to numeric scores. </text:p>
            </text:list-item>
          </text:list>
        </text:list-item>
        <text:list-item>
          <text:p text:style-name="P20"><text:span text:style-name="Strong_20_Emphasis">Development Time Estimat</text:span><text:span text:style-name="Strong_20_Emphasis"><text:span text:style-name="T13">e</text:span></text:span><text:span text:style-name="Strong_20_Emphasis"> (DTE)</text:span> translates technical metrics into business planning data through controlled time measurement with complexity adjustments, providing realistic estimates for project planning that account for both implementation effort and learning curve factors. </text:p>
        </text:list-item>
      </text:list>
      <text:p text:style-name="Text_20_body">These metrics collectively <text:span text:style-name="Strong_20_Emphasis">transform accessibility from an unknown cost variable</text:span> into a measurable, plannable development component with predictable patterns and complexity profiles. </text:p>
      <text:p text:style-name="P19"/>
      <text:h text:style-name="P4" text:outline-level="2"><text:span text:style-name="Strong_20_Emphasis"><text:span text:style-name="T10">S</text:span></text:span><text:span text:style-name="Strong_20_Emphasis">lide 1</text:span><text:span text:style-name="Strong_20_Emphasis"><text:span text:style-name="T10">3</text:span></text:span><text:span text:style-name="Strong_20_Emphasis">: "Framework comparison"</text:span></text:h>
      <text:p text:style-name="Text_20_body">This brings us to the <text:span text:style-name="Strong_20_Emphasis">definitive empirical comparison</text:span> that answers our core research questions through systematic measurement across multiple evaluation dimensions. The architectural differences between frameworks create measurably different developer experiences and implementation costs.</text:p>
      <text:p text:style-name="P22"><text:span text:style-name="Strong_20_Emphasis">Research Questions Addressed:</text:span></text:p>
      <text:list text:style-name="L10">
        <text:list-item>
          <text:p text:style-name="P23"><text:span text:style-name="Strong_20_Emphasis">RQ1 (Default accessibility support)</text:span>: To what extent are components accessible by default without developer intervention? </text:p>
        </text:list-item>
        <text:list-item>
          <text:p text:style-name="P23"><text:span text:style-name="Strong_20_Emphasis">RQ2 (Implementation feasibility)</text:span>: What is the technical feasibility of enhancing non-accessible components to meet accessibility standards? </text:p>
        </text:list-item>
        <text:list-item>
          <text:p text:style-name="P24"><text:span text:style-name="Strong_20_Emphasis">RQ3 (Development overhead)</text:span>: What is the quantifiable development overhead required to implement accessibility features? </text:p>
        </text:list-item>
      </text:list>
      <text:p text:style-name="Text_20_body">The <text:span text:style-name="Strong_20_Emphasis">fundamental architectural distinction</text:span> drives all our findings. React Native implements a <text:span text:style-name="Strong_20_Emphasis">property-based model</text:span> where accessibility features integrate directly into existing components through properties like <text:span text:style-name="Source_20_Text">accessibilityLabel</text:span> and <text:span text:style-name="Source_20_Text">accessibilityRole</text:span>. Flutter uses a <text:span text:style-name="Strong_20_Emphasis">widget-based approach</text:span> requiring explicit <text:span text:style-name="Source_20_Text">Semantics</text:span> wrappers that create additional structural layers in the component hierarchy.</text:p>
      <text:p text:style-name="P22">Now let's examine what systematic measurement reveals about these architectural differences:</text:p>
      <text:list text:style-name="L11">
        <text:list-item>
          <text:p text:style-name="P25"><text:span text:style-name="Strong_20_Emphasis">Implementation Overhead</text:span> shows React Native as baseline, with <text:span text:style-name="Strong_20_Emphasis">Flutter requiring 119% more code</text:span> - this isn't marginal difference, it's substantial impact on development velocity. </text:p>
          <text:list>
            <text:list-item>
              <text:p text:style-name="P25"><text:soft-page-break/>When a React Native accessibility implementation takes 15 lines, the equivalent Flutter implementation averages 33 lines. </text:p>
            </text:list-item>
            <text:list-item>
              <text:p text:style-name="P25">This difference compounds across large applications with hundreds of components requiring accessibility implementation.</text:p>
            </text:list-item>
          </text:list>
        </text:list-item>
        <text:list-item>
          <text:p text:style-name="P25"><text:span text:style-name="Strong_20_Emphasis">Screen Reader Support</text:span> demonstrates React Native achieving <text:span text:style-name="Strong_20_Emphasis">4.2/5 versus Flutter's 3.8/5</text:span> through systematic testing across both platforms. More importantly, React Native shows superior cross-platform consistency with <text:span text:style-name="Strong_20_Emphasis">better platform variance</text:span>, indicating more predictable behavior between iOS and Android implementations.</text:p>
        </text:list-item>
        <text:list-item>
          <text:p text:style-name="P25"><text:span text:style-name="Strong_20_Emphasis">Default Accessibility</text:span> reveals React Native providing <text:span text:style-name="Strong_20_Emphasis">38% baseline accessibility versus Flutter's 32%</text:span>. While both require substantial developer intervention, React Native provides more functionality out-of-box, reducing initial implementation burden.</text:p>
        </text:list-item>
        <text:list-item>
          <text:p text:style-name="P25"><text:span text:style-name="Strong_20_Emphasis">WCAG Compliance</text:span> shows React Native achieving <text:span text:style-name="Strong_20_Emphasis">92% compliance on the Perceivable principle compared to Flutter's 85%</text:span>, demonstrating better alignment with accessibility standards across the most critical accessibility foundation.</text:p>
        </text:list-item>
      </text:list>
      <text:p text:style-name="P26"><text:span text:style-name="Strong_20_Emphasis">The Decision Framework</text:span> transforms these technical metrics into practical guidance:</text:p>
      <text:list text:style-name="L12">
        <text:list-item>
          <text:p text:style-name="P27"><text:span text:style-name="Strong_20_Emphasis">Implementation Overhead</text:span> impacts development speed - teams choosing React Native can implement comprehensive accessibility features with <text:span text:style-name="Strong_20_Emphasis">45% less code on average</text:span> </text:p>
        </text:list-item>
        <text:list-item>
          <text:p text:style-name="P27"><text:span text:style-name="Strong_20_Emphasis">Screen Reader Support</text:span> affects user experience quality - React Native provides more reliable assistive technology integration </text:p>
        </text:list-item>
        <text:list-item>
          <text:p text:style-name="P28"><text:span text:style-name="Strong_20_Emphasis">Architecture differences</text:span> impact code complexity and long-term maintainability patterns</text:p>
        </text:list-item>
      </text:list>
      <text:p text:style-name="Text_20_body"><text:span text:style-name="Strong_20_Emphasis">Learning Curve comparison</text:span> reveals React Native's <text:span text:style-name="Strong_20_Emphasis">moderate versus Flutter's steep</text:span> accessibility learning curve, particularly affecting team onboarding and knowledge transfer when accessibility expertise must scale across development teams.</text:p>
      <text:p text:style-name="Text_20_body"><text:span text:style-name="Strong_20_Emphasis">Evidence-Based Framework Selection:</text:span></text:p>
      <text:list text:style-name="L13">
        <text:list-item>
          <text:p text:style-name="P29"><text:span text:style-name="Strong_20_Emphasis">Choose React Native</text:span> when: Rapid development cycles, teams with web accessibility experience, tight deadlines requiring implementation efficiency </text:p>
        </text:list-item>
        <text:list-item>
          <text:p text:style-name="P30"><text:span text:style-name="Strong_20_Emphasis">Choose Flutter</text:span> when: Complex custom components requirements, long-term maintenance teams, applications requiring granular accessibility behavior control that justifies higher implementation overhead</text:p>
        </text:list-item>
      </text:list>
      <text:p text:style-name="P19"/>
      <text:h text:style-name="P4" text:outline-level="2"><text:span text:style-name="Strong_20_Emphasis">Slide 1</text:span><text:span text:style-name="Strong_20_Emphasis"><text:span text:style-name="T10">4</text:span></text:span><text:span text:style-name="Strong_20_Emphasis">: "Framework comparison results (1)"</text:span></text:h>
      <text:p text:style-name="Text_20_body">These empirical findings represent <text:span text:style-name="Strong_20_Emphasis">months of systematic measurement</text:span> across equivalent implementations. What emerges isn't just data - it's a <text:span text:style-name="Strong_20_Emphasis">clear pattern of architectural trade-offs</text:span> that fundamentally impact both developer experience and user outcomes.</text:p>
      <text:list text:style-name="L14">
        <text:list-item>
          <text:p text:style-name="P31"><text:span text:style-name="Strong_20_Emphasis">Text Language implementation</text:span> reveals the <text:span text:style-name="Strong_20_Emphasis">most dramatic architectural difference</text:span>. React Native provides this <text:span text:style-name="Strong_20_Emphasis">by default through accessibilityLanguage</text:span> - zero additional code, immediate functionality. </text:p>
          <text:list>
            <text:list-item>
              <text:p text:style-name="P31">Flutter requires <text:span text:style-name="Strong_20_Emphasis">manual AttributedString construction</text:span> with <text:span text:style-name="Strong_20_Emphasis">200% overhead</text:span>. This isn't about developer convenience; it's about <text:span text:style-name="Strong_20_Emphasis">fundamental design philosophy</text:span>.</text:p>
            </text:list-item>
          </text:list>
        </text:list-item>
        <text:list-item>
          <text:p text:style-name="P31"><text:soft-page-break/><text:span text:style-name="Strong_20_Emphasis">Think about what this means at scale</text:span>: in a multilingual application with hundreds of text elements, React Native handles language declaration <text:span text:style-name="Strong_20_Emphasis">automatically</text:span>, while Flutter demands <text:span text:style-name="Strong_20_Emphasis">explicit implementation for every component</text:span>. The cognitive load difference compounds exponentially.</text:p>
        </text:list-item>
        <text:list-item>
          <text:p text:style-name="P31"><text:span text:style-name="Strong_20_Emphasis">Headings require manual implementation</text:span> in both frameworks - <text:span text:style-name="Strong_20_Emphasis">neither treats semantic structure as first-class</text:span> - but Flutter shows <text:span text:style-name="Strong_20_Emphasis">57% more overhead</text:span>. </text:p>
          <text:list>
            <text:list-item>
              <text:p text:style-name="P31">React Native achieves semantic headings through <text:span text:style-name="Strong_20_Emphasis">accessibilityRole="header"</text:span> - simple, direct, platform-native. Flutter requires <text:span text:style-name="Strong_20_Emphasis">Semantics wrapper widgets</text:span> with explicit declarations that <text:span text:style-name="Strong_20_Emphasis">complicate component hierarchy</text:span>.</text:p>
            </text:list-item>
          </text:list>
        </text:list-item>
        <text:list-item>
          <text:p text:style-name="P31"><text:span text:style-name="Strong_20_Emphasis">Screen Reader Support</text:span> consistently favors React Native: <text:span text:style-name="Strong_20_Emphasis">4.3 versus 4.0 for headings</text:span>, <text:span text:style-name="Strong_20_Emphasis">4.0 versus 3.8 for forms</text:span>. These differences might seem minor, but they represent <text:span text:style-name="Strong_20_Emphasis">measurably better user experiences</text:span> across the most common interaction patterns.</text:p>
        </text:list-item>
        <text:list-item>
          <text:p text:style-name="P31"><text:span text:style-name="Strong_20_Emphasis">Form Fields demonstrate 53% overhead</text:span> with particularly revealing patterns. React Native's <text:span text:style-name="Strong_20_Emphasis">form accessibility integrates seamlessly</text:span> with existing input components - developers work within familiar patterns. Flutter requires <text:span text:style-name="Strong_20_Emphasis">additional wrapper widgets</text:span> that can <text:span text:style-name="Strong_20_Emphasis">complicate state management</text:span> and validation workflows.</text:p>
          <text:list>
            <text:list-item>
              <text:p text:style-name="P31"><text:span text:style-name="Strong_20_Emphasis">Here's the critical insight</text:span>: Flutter's wrapper approach creates <text:span text:style-name="Strong_20_Emphasis">architectural friction</text:span>. Every accessibility enhancement adds structural complexity that impacts <text:span text:style-name="Strong_20_Emphasis">maintainability, debugging, and team knowledge transfer</text:span>.</text:p>
            </text:list-item>
          </text:list>
        </text:list-item>
        <text:list-item>
          <text:p text:style-name="P31"><text:span text:style-name="Strong_20_Emphasis">Custom Gestures</text:span> show the <text:span text:style-name="Strong_20_Emphasis">smallest gap at 27%</text:span> but reveal something crucial: <text:span text:style-name="Strong_20_Emphasis">both frameworks struggle equally</text:span> with complex interactions. Screen reader scores - <text:span text:style-name="Strong_20_Emphasis">RN: 3.8, FL: 3.2</text:span> - are our <text:span text:style-name="Strong_20_Emphasis">lowest across all categories</text:span>. This indicates <text:span text:style-name="Strong_20_Emphasis">universal accessibility limitations</text:span> requiring framework-level improvements, not just better implementation patterns.</text:p>
        </text:list-item>
      </text:list>
      <text:p text:style-name="Text_20_body"><text:span text:style-name="Strong_20_Emphasis">Overall metrics</text:span> provide definitive guidance: React Native's <text:span text:style-name="Strong_20_Emphasis">38% default accessibility</text:span> versus Flutter's <text:span text:style-name="Strong_20_Emphasis">32%</text:span>, requiring <text:span text:style-name="Strong_20_Emphasis">119% less code overall</text:span>. The <text:span text:style-name="Strong_20_Emphasis">screen reader consistency</text:span> - <text:span text:style-name="Strong_20_Emphasis">4.2 versus 3.8</text:span> - reflects <text:span text:style-name="Strong_20_Emphasis">more reliable assistive technology integration</text:span>.</text:p>
      <text:p text:style-name="Text_20_body"><text:span text:style-name="Strong_20_Emphasis">These patterns compound</text:span>: in applications with comprehensive accessibility requirements, architectural differences create <text:span text:style-name="Strong_20_Emphasis">measurable impact on both development velocity and user experience quality</text:span>.</text:p>
      <text:p text:style-name="P6"/>
      <text:h text:style-name="P4" text:outline-level="2"><text:span text:style-name="Strong_20_Emphasis">Slide 1</text:span><text:span text:style-name="Strong_20_Emphasis"><text:span text:style-name="T10">5</text:span></text:span><text:span text:style-name="Strong_20_Emphasis">: "Framework comparison results (2)"</text:span></text:h>
      <text:p text:style-name="Text_20_body">This consolidated analysis <text:span text:style-name="Strong_20_Emphasis">transforms technical findings into strategic guidance</text:span> - moving beyond metrics to <text:span text:style-name="Strong_20_Emphasis">actionable framework selection criteria</text:span> based on systematic evidence rather than subjective preferences.</text:p>
      <text:list text:style-name="L15">
        <text:list-item>
          <text:p text:style-name="P32"><text:span text:style-name="Strong_20_Emphasis">Default Accessibility</text:span> shows React Native's <text:span text:style-name="Strong_20_Emphasis">6% advantage</text:span> - modest numerically, but <text:span text:style-name="Strong_20_Emphasis">significant practically</text:span>. </text:p>
          <text:list>
            <text:list-item>
              <text:p text:style-name="P32">The difference between <text:span text:style-name="Strong_20_Emphasis">38% and 32%</text:span> represents <text:span text:style-name="Strong_20_Emphasis">measurably less initial implementation work</text:span>. However, both frameworks demonstrate that <text:span text:style-name="Strong_20_Emphasis">accessibility-by-</text:span><text:soft-page-break/><text:span text:style-name="Strong_20_Emphasis">default remains largely mythical</text:span> - substantial developer intervention is <text:span text:style-name="Strong_20_Emphasis">mandatory regardless of choice</text:span>.</text:p>
            </text:list-item>
          </text:list>
        </text:list-item>
        <text:list-item>
          <text:p text:style-name="P32"><text:span text:style-name="Strong_20_Emphasis">Implementation Overhead</text:span> provides our <text:span text:style-name="Strong_20_Emphasis">most striking finding</text:span>: Flutter requiring <text:span text:style-name="Strong_20_Emphasis">119% more code</text:span> for equivalent accessibility. </text:p>
          <text:list>
            <text:list-item>
              <text:p text:style-name="P32"><text:span text:style-name="Strong_20_Emphasis">Concrete impact</text:span>: when React Native accessibility requires <text:span text:style-name="Strong_20_Emphasis">20 lines</text:span>, Flutter averages <text:span text:style-name="Strong_20_Emphasis">44 lines</text:span>. This isn't marginal - it's <text:span text:style-name="Strong_20_Emphasis">substantial development velocity impact</text:span> that compounds across applications with <text:span text:style-name="Strong_20_Emphasis">hundreds of accessibility-requiring components</text:span>.</text:p>
            </text:list-item>
          </text:list>
        </text:list-item>
        <text:list-item>
          <text:p text:style-name="P32"><text:span text:style-name="Strong_20_Emphasis">Screen Reader Support</text:span> demonstrates React Native's <text:span text:style-name="Strong_20_Emphasis">superior assistive technology integration</text:span> at <text:span text:style-name="Strong_20_Emphasis">4.2/5</text:span> versus <text:span text:style-name="Strong_20_Emphasis">3.8/5</text:span>. Beyond numeric difference, this reflects <text:span text:style-name="Strong_20_Emphasis">more consistent cross-platform behavior</text:span>, particularly benefiting <text:span text:style-name="Strong_20_Emphasis">Android TalkBack users</text:span> where Flutter shows <text:span text:style-name="Strong_20_Emphasis">variable performance patterns</text:span>.</text:p>
        </text:list-item>
        <text:list-item>
          <text:p text:style-name="P32"><text:span text:style-name="Strong_20_Emphasis">WCAG Compliance</text:span> reveals React Native achieving <text:span text:style-name="Strong_20_Emphasis">92% AA compliance</text:span> versus Flutter's <text:span text:style-name="Strong_20_Emphasis">85%</text:span>. This <text:span text:style-name="Strong_20_Emphasis">seven-percentage-point difference</text:span> represents <text:span text:style-name="Strong_20_Emphasis">measurable accessibility features</text:span> that function reliably in React Native but require <text:span text:style-name="Strong_20_Emphasis">workarounds or additional complexity</text:span> in Flutter.</text:p>
        </text:list-item>
      </text:list>
      <text:p text:style-name="Text_20_body"><text:span text:style-name="Strong_20_Emphasis">Strategic Decision Framework</text:span> based on evidence!</text:p>
      <text:p text:style-name="Text_20_body"><text:span text:style-name="Strong_20_Emphasis">Choose React Native when:</text:span></text:p>
      <text:list text:style-name="L16">
        <text:list-item>
          <text:p text:style-name="P33"><text:span text:style-name="Strong_20_Emphasis">Rapid development cycles</text:span> demand implementation efficiency </text:p>
        </text:list-item>
        <text:list-item>
          <text:p text:style-name="P33">Teams have <text:span text:style-name="Strong_20_Emphasis">existing web accessibility experience</text:span> - patterns transfer directly </text:p>
        </text:list-item>
        <text:list-item>
          <text:p text:style-name="P33">Projects face <text:span text:style-name="Strong_20_Emphasis">constrained timelines</text:span> where accessibility implementation speed impacts feature delivery </text:p>
        </text:list-item>
        <text:list-item>
          <text:p text:style-name="P34"><text:span text:style-name="Strong_20_Emphasis">Cross-platform consistency</text:span> is prioritized over granular control </text:p>
        </text:list-item>
      </text:list>
      <text:p text:style-name="Text_20_body"><text:span text:style-name="Strong_20_Emphasis">Choose Flutter when:</text:span></text:p>
      <text:list text:style-name="L17">
        <text:list-item>
          <text:p text:style-name="P35"><text:span text:style-name="Strong_20_Emphasis">Complex custom components</text:span> require granular accessibility behavior control </text:p>
        </text:list-item>
        <text:list-item>
          <text:p text:style-name="P35"><text:span text:style-name="Strong_20_Emphasis">Long-term maintenance teams</text:span> can invest in accessibility expertise development </text:p>
        </text:list-item>
        <text:list-item>
          <text:p text:style-name="P35"><text:span text:style-name="Strong_20_Emphasis">Architectural clarity</text:span> justifies higher implementation overhead </text:p>
        </text:list-item>
        <text:list-item>
          <text:p text:style-name="P36">Applications demand <text:span text:style-name="Strong_20_Emphasis">precise semantic control</text:span> over assistive technology interaction </text:p>
        </text:list-item>
      </text:list>
      <text:p text:style-name="Text_20_body"><text:span text:style-name="Strong_20_Emphasis">Critical considerations</text:span> for decision-making:</text:p>
      <text:list text:style-name="L18">
        <text:list-item>
          <text:p text:style-name="P37"><text:span text:style-name="Strong_20_Emphasis">Team expertise</text:span> dramatically impacts implementation success regardless of framework choice </text:p>
        </text:list-item>
        <text:list-item>
          <text:p text:style-name="P37"><text:span text:style-name="Strong_20_Emphasis">Project timeline</text:span> pressure correlates with accessibility implementation quality - choose tools that <text:span text:style-name="Strong_20_Emphasis">reduce barriers to doing the right thing</text:span> </text:p>
        </text:list-item>
        <text:list-item>
          <text:p text:style-name="P38"><text:span text:style-name="Strong_20_Emphasis">Maintenance burden</text:span> compounds over time - consider long-term complexity management </text:p>
        </text:list-item>
      </text:list>
      <text:p text:style-name="Text_20_body">This represents <text:span text:style-name="Strong_20_Emphasis">the first evidence-based framework selection guidance</text:span> for accessibility-focused mobile development, <text:span text:style-name="Strong_20_Emphasis">replacing subjective assessment with systematic empirical analysis</text:span>.</text:p>
      <text:p text:style-name="P6"/>
      <text:h text:style-name="P4" text:outline-level="2"><text:span text:style-name="Strong_20_Emphasis"/></text:h>
      <text:h text:style-name="P39" text:outline-level="2"><text:span text:style-name="Strong_20_Emphasis">Slide 1</text:span><text:span text:style-name="Strong_20_Emphasis"><text:span text:style-name="T10">6</text:span></text:span><text:span text:style-name="Strong_20_Emphasis">: "Research impact and conclusions"</text:span> </text:h>
      <text:p text:style-name="Text_20_body">This research establishes <text:span text:style-name="Strong_20_Emphasis">four fundamental contributions</text:span> that advance both academic understanding and industry practice, while providing <text:span text:style-name="Strong_20_Emphasis">definitive empirical answers</text:span> that transform how we approach mobile accessibility implementation.</text:p>
      <text:p text:style-name="Text_20_body"><text:span text:style-name="Strong_20_Emphasis">Key Contributions</text:span> represent genuine advancement:</text:p>
      <text:list text:style-name="L19">
        <text:list-item>
          <text:p text:style-name="P40"><text:span text:style-name="Strong_20_Emphasis">Extended research framework</text:span> transitions from <text:span text:style-name="Strong_20_Emphasis">qualitative Flutter-specific analysis</text:span> to <text:span text:style-name="Strong_20_Emphasis">comprehensive quantitative cross-framework evaluation</text:span>. We've established <text:span text:style-name="Strong_20_Emphasis">systematic comparative methodology</text:span> that future researchers can build upon rather than developing ad-hoc evaluation approaches.</text:p>
        </text:list-item>
        <text:list-item>
          <text:p text:style-name="P40"><text:span text:style-name="Strong_20_Emphasis">First quantitative framework</text:span> for mobile accessibility cost assessment transforms <text:span text:style-name="Strong_20_Emphasis">project planning from estimation to empirical data</text:span>. Our formal metrics - <text:span text:style-name="Strong_20_Emphasis">IMO, SRSS, WCR, CIF, DTE</text:span> - enable <text:span text:style-name="Strong_20_Emphasis">resource allocation with measurable complexity factors</text:span> rather than unknown cost variables.</text:p>
        </text:list-item>
        <text:list-item>
          <text:p text:style-name="P40"><text:span text:style-name="Strong_20_Emphasis">45% implementation overhead reduction</text:span> with React Native represents <text:span text:style-name="Strong_20_Emphasis">systematic measurement across multiple component categories</text:span>, providing <text:span text:style-name="Strong_20_Emphasis">concrete guidance for framework selection</text:span> when accessibility implementation efficiency is prioritized.</text:p>
        </text:list-item>
      </text:list>
      <text:p text:style-name="Text_20_body"><text:span text:style-name="Strong_20_Emphasis">Systematic methodology bridging WCAG theory to mobile practice</text:span> creates <text:span text:style-name="Strong_20_Emphasis">reusable analytical frameworks</text:span> for ongoing evaluation as frameworks evolve and new platforms emerge.</text:p>
      <text:p text:style-name="Text_20_body"><text:span text:style-name="Strong_20_Emphasis">Research Answers</text:span> provide <text:span text:style-name="Strong_20_Emphasis">definitive empirical responses</text:span>:</text:p>
      <text:list text:style-name="L20">
        <text:list-item>
          <text:p text:style-name="P41"><text:span text:style-name="Strong_20_Emphasis">RQ1</text:span>: Neither framework is accessible by default - <text:span text:style-name="Strong_20_Emphasis">38% versus 32%</text:span> demonstrates that <text:span text:style-name="Strong_20_Emphasis">deliberate developer intervention is mandatory</text:span> regardless of framework choice.</text:p>
        </text:list-item>
        <text:list-item>
          <text:p text:style-name="P41"><text:span text:style-name="Strong_20_Emphasis">RQ2</text:span>: Both frameworks <text:span text:style-name="Strong_20_Emphasis">can achieve 100% WCAG compliance</text:span> with proper implementation, validating technical feasibility while revealing <text:span text:style-name="Strong_20_Emphasis">different implementation approaches and complexity profiles</text:span>.</text:p>
        </text:list-item>
        <text:list-item>
          <text:p text:style-name="P41"><text:span text:style-name="Strong_20_Emphasis">RQ3</text:span>: React Native requires <text:span text:style-name="Strong_20_Emphasis">45% less code</text:span> for equivalent accessibility implementations, providing <text:span text:style-name="Strong_20_Emphasis">empirical foundation for development planning</text:span> and framework selection decisions.</text:p>
        </text:list-item>
      </text:list>
      <text:p text:style-name="Text_20_body"><text:span text:style-name="Strong_20_Emphasis">Broader Impact</text:span> extends beyond academic contribution:</text:p>
      <text:list text:style-name="L21">
        <text:list-item>
          <text:p text:style-name="P42"><text:span text:style-name="Strong_20_Emphasis">Industry transformation</text:span>: The era of framework selection based on <text:span text:style-name="Strong_20_Emphasis">subjective assessment</text:span> or treating accessibility as an <text:span text:style-name="Strong_20_Emphasis">unknowable project risk</text:span> has ended. We now possess <text:span text:style-name="Strong_20_Emphasis">systematic analytical tools</text:span> for evidence-based decision-making.</text:p>
        </text:list-item>
        <text:list-item>
          <text:p text:style-name="P42"><text:span text:style-name="Strong_20_Emphasis">Practical application</text:span>: Development teams can <text:span text:style-name="Strong_20_Emphasis">budget accessibility implementation with empirical data</text:span> rather than fear-based estimates or complete uncertainty.</text:p>
        </text:list-item>
      </text:list>
      <text:p text:style-name="Text_20_body"><text:span text:style-name="Strong_20_Emphasis">The ultimate measure</text:span> of this research isn't academic citations - it's <text:span text:style-name="Strong_20_Emphasis">whether it results in more accessible mobile applications</text:span> reaching users with disabilities. This research provides the <text:span text:style-name="Strong_20_Emphasis">empirical foundation</text:span> for making accessibility implementation <text:span text:style-name="Strong_20_Emphasis">predictable, plannable, and achievable</text:span> in real-world development con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1T17:35:14.233598300</dc:date>
    <meta:editing-duration>PT2H25M6S</meta:editing-duration>
    <meta:editing-cycles>22</meta:editing-cycles>
    <meta:generator>LibreOffice/25.2.4.3$Windows_X86_64 LibreOffice_project/33e196637044ead23f5c3226cde09b47731f7e27</meta:generator>
    <meta:print-date>2025-07-11T17:39:04.072346000</meta:print-date>
    <meta:printed-by>File PDF</meta:printed-by>
    <meta:document-statistic meta:table-count="0" meta:image-count="0" meta:object-count="0" meta:page-count="14" meta:paragraph-count="189" meta:word-count="4968" meta:character-count="38815" meta:non-whitespace-character-count="34077"/>
  </office:meta>
</office:document-meta>
</file>